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4535" officeooo:paragraph-rsid="00194535"/>
    </style:style>
    <style:style style:name="P2" style:family="paragraph" style:parent-style-name="Text_20_body">
      <style:text-properties officeooo:rsid="001a3b67" officeooo:paragraph-rsid="001a3b67"/>
    </style:style>
    <style:style style:name="P3" style:family="paragraph" style:parent-style-name="Title">
      <style:text-properties officeooo:rsid="00194535" officeooo:paragraph-rsid="00194535"/>
    </style:style>
    <style:style style:name="T1" style:family="text">
      <style:text-properties officeooo:rsid="001a3b67"/>
    </style:style>
    <style:style style:name="T2" style:family="text">
      <style:text-properties officeooo:rsid="001b8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tiliser Pandoc pour convertir des documents</text:p>
      <text:p text:style-name="P1"/>
      <text:p text:style-name="P1">document = le document qu’on veut convertir</text:p>
      <text:p text:style-name="P2">s’il y des espaces dans le titre : ‘document avec espaces.md’</text:p>
      <text:h text:style-name="Heading_20_2" text:outline-level="2">1. Conversion simple</text:h>
      <text:p text:style-name="Text_20_body"/>
      <text:p text:style-name="P1">pandoc -f document.md -o document.docx</text:p>
      <text:p text:style-name="P1">convertit un document en markdown en document word (le -f peut être omis)</text:p>
      <text:p text:style-name="P1">pandoc -f document.md -o document.pdf</text:p>
      <text:h text:style-name="Heading_20_2" text:outline-level="2" text:is-list-header="true"/>
      <text:h text:style-name="Heading_20_2" text:outline-level="2">2. Conversion <text:span text:style-name="T1">d’un document comportant une bibliographie :</text:span></text:h>
      <text:p text:style-name="P1">pandoc <text:span text:style-name="T1">document</text:span>.md</text:p>
      <text:p text:style-name="P1"><text:tab/>--bibliography=obsidian_urfist.bib</text:p>
      <text:p text:style-name="P1"><text:tab/>--csl=nature.csl</text:p>
      <text:p text:style-name="P1"><text:tab/>--pdf-engine=xelatex </text:p>
      <text:p text:style-name="P1"><text:tab/>--citeproc -f markdown+smart -o <text:span text:style-name="T1">document</text:span>.pdf</text:p>
      <text:p text:style-name="P1"/>
      <text:h text:style-name="Heading_20_2" text:outline-level="2">3. conversion avec une CSS</text:h>
      <text:p text:style-name="Text_20_body"/>
      <text:p text:style-name="P2">Template.docx est le document word qui sert de template</text:p>
      <text:p text:style-name="Text_20_body">pandoc <text:span text:style-name="T1">document</text:span>.md --reference-doc=template.docx -o <text:span text:style-name="T1">document</text:span>.docx</text:p>
      <text:p text:style-name="Text_20_body"/>
      <text:h text:style-name="Heading_20_2" text:outline-level="2">4. Conversion vers du html</text:h>
      <text:p text:style-name="P2">intégrer les images : </text:p>
      <text:p text:style-name="P2">pandoc -<text:span text:style-name="T2">s</text:span> document.md -o document.html</text:p>
      <text:p text:style-name="P2">avec une feuille de style : </text:p>
      <text:p text:style-name="P2">pandoc -s document.md -H style.css -o document.ht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8:15:52.338653205</meta:creation-date>
    <meta:print-date>2024-11-14T09:39:15.578385401</meta:print-date>
    <dc:date>2024-11-14T09:40:26.255524820</dc:date>
    <meta:editing-duration>PT11M56S</meta:editing-duration>
    <meta:editing-cycles>1</meta:editing-cycles>
    <meta:document-statistic meta:table-count="0" meta:image-count="0" meta:object-count="0" meta:page-count="1" meta:paragraph-count="21" meta:word-count="119" meta:character-count="822" meta:non-whitespace-character-count="722"/>
    <meta:generator>LibreOffice/24.2.6.2$Linux_X86_64 LibreOffice_project/420$Build-2</meta:generator>
  </office:meta>
</office:document-meta>
</file>